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57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7.11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2.391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text-align="center" style:text-autospace="none"/>
      <style:text-properties fo:font-size="36pt"/>
    </style:style>
    <style:style style:name="P7" style:family="paragraph">
      <loext:graphic-properties draw:fill="none" draw:fill-color="#ffffff"/>
      <style:paragraph-properties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text-align="center" style:text-autospace="none"/>
      <style:text-properties fo:font-size="32pt"/>
    </style:style>
    <style:style style:name="P9" style:family="paragraph">
      <loext:graphic-properties draw:fill="none" draw:fill-color="#ffffff"/>
      <style:paragraph-properties fo:text-align="center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0" style:family="paragraph">
      <style:paragraph-properties fo:margin-left="1.27cm" fo:margin-right="0cm" fo:margin-top="0cm" fo:margin-bottom="0cm" fo:text-align="center" fo:text-indent="-1.27cm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text-align="center" fo:text-indent="-1.27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2" style:family="paragraph">
      <style:paragraph-properties fo:margin-left="0cm" fo:margin-right="0cm" fo:margin-top="0cm" fo:margin-bottom="0cm" fo:text-align="center" fo:text-indent="0cm" style:text-autospace="none"/>
      <style:text-properties fo:font-size="32pt"/>
    </style:style>
    <style:style style:name="P13" style:family="paragraph">
      <style:paragraph-properties fo:margin-left="0cm" fo:margin-right="0cm" fo:margin-top="0cm" fo:margin-bottom="0cm" fo:text-indent="0cm" style:text-autospace="none"/>
      <style:text-properties fo:font-size="32pt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text-shadow="none" fo:font-weight="bold" style:font-name-asian="Segoe UI3" style:font-size-asian="32pt" style:font-weight-asian="bold" style:font-name-complex="Segoe UI3" style:font-size-complex="32pt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Segoe UI" fo:font-size="18pt" fo:font-style="normal" fo:text-shadow="1pt 1pt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 Semibold" fo:font-size="20pt" fo:font-style="normal" fo:text-shadow="1pt 1pt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654cm" svg:height="3.063cm" svg:x="1.27cm" svg:y="1.016cm">
          <draw:text-box>
            <text:p text:style-name="P1"><text:span text:style-name="T1">HYMN #534</text:span></text:p>
            <text:p text:style-name="P1"><text:span text:style-name="T2">“</text:span><text:span text:style-name="T2">Lord, Enthroned in Heavenly Splendo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5.654cm" svg:height="8.701cm" svg:x="1.27cm" svg:y="1.016cm">
          <draw:text-box>
            <text:p text:style-name="P4"><text:span text:style-name="T3">1. </text:span><text:span text:style-name="T4">Lord, enthroned in heav’nly splendor,</text:span><text:span text:style-name="T4"><text:line-break/></text:span><text:span text:style-name="T4">First-begotten from the dead,</text:span></text:p>
            <text:p text:style-name="P4"><text:span text:style-name="T4">You alone, our strong defender,</text:span><text:span text:style-name="T4"><text:line-break/></text:span><text:span text:style-name="T4">Lifting up Your people’s head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5" draw:layer="layout" svg:width="25.654cm" svg:height="7.011cm" svg:x="1.27cm" svg:y="1.016cm">
          <draw:text-box>
            <text:p text:style-name="P4"><text:span text:style-name="T4">Alleluia, alleluia, alleluia!</text:span><text:span text:style-name="T4"><text:line-break/></text:span><text:span text:style-name="T4">Jesus, true and living bread!</text:span><text:span text:style-name="T4"><text:line-break/></text:span><text:span text:style-name="T4">Jesus, true and living bread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7" draw:layer="layout" svg:width="25.654cm" svg:height="8.701cm" svg:x="1.27cm" svg:y="1.016cm">
          <draw:text-box>
            <text:p text:style-name="P6"><text:span text:style-name="T5">2. </text:span><text:span text:style-name="T6">Though the lowliest form now veil You</text:span><text:span text:style-name="T6"><text:line-break/></text:span><text:span text:style-name="T6">As of old in Bethlehem,</text:span><text:span text:style-name="T6"><text:line-break/></text:span><text:span text:style-name="T6">Here as there Your angels hail You,</text:span><text:span text:style-name="T6"><text:line-break/></text:span><text:span text:style-name="T6">Branch and flow’r of Jesse’s stem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5" draw:text-style-name="P9" draw:layer="layout" svg:width="25.654cm" svg:height="6.824cm" svg:x="1.27cm" svg:y="1.016cm">
          <draw:text-box>
            <text:p text:style-name="P8"><text:span text:style-name="T6">Alleluia, alleluia, alleluia!</text:span><text:span text:style-name="T6"><text:line-break/></text:span><text:span text:style-name="T6">We in worship join with them;</text:span><text:span text:style-name="T6"><text:line-break/></text:span><text:span text:style-name="T6">We in worship join with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6" draw:text-style-name="P7" draw:layer="layout" svg:width="25.146cm" svg:height="7.874cm" svg:x="1.27cm" svg:y="1.016cm">
          <draw:text-box>
            <text:p text:style-name="P6"><text:span text:style-name="T5">3. </text:span><text:span text:style-name="T6">Paschal Lamb, Your off’ring, finished</text:span><text:span text:style-name="T6"><text:line-break/></text:span><text:span text:style-name="T6">Once for all when You were slain,</text:span><text:span text:style-name="T6"><text:line-break/></text:span><text:span text:style-name="T6">In its fullness undiminished</text:span><text:span text:style-name="T6"><text:line-break/></text:span><text:span text:style-name="T6">Shall forevermore remain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4" draw:text-style-name="P7" draw:layer="layout" svg:width="25.654cm" svg:height="7.011cm" svg:x="1.27cm" svg:y="1.016cm">
          <draw:text-box>
            <text:p text:style-name="P6"><text:span text:style-name="T6">Alleluia, alleluia, alleluia!</text:span><text:span text:style-name="T6"><text:line-break/></text:span><text:span text:style-name="T6">Cleansing souls from ev’ry stain;</text:span><text:span text:style-name="T6"><text:line-break/></text:span><text:span text:style-name="T6">Cleansing souls from ev’ry stai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7" draw:text-style-name="P11" draw:layer="layout" svg:width="25.4cm" svg:height="7.366cm" svg:x="1.27cm" svg:y="1.016cm">
          <draw:text-box>
            <text:p text:style-name="P10"><text:span text:style-name="T5">4. </text:span><text:span text:style-name="T6">Life-imparting heav’nly manna,</text:span></text:p>
            <text:p text:style-name="P10"><text:span text:style-name="T6">Stricken rock with streaming side,</text:span></text:p>
            <text:p text:style-name="P10"><text:span text:style-name="T6">Heav’n and earth with loud hosanna</text:span></text:p>
            <text:p text:style-name="P10"><text:span text:style-name="T6">Worship You, the Lamb who di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8" draw:text-style-name="P14" draw:layer="layout" svg:width="25.146cm" svg:height="12.641cm" svg:x="1.27cm" svg:y="1.016cm">
          <draw:text-box>
            <text:p text:style-name="P12"><text:span text:style-name="T6">Alleluia, alleluia, alleluia!</text:span><text:span text:style-name="T6"><text:line-break/></text:span><text:span text:style-name="T6">Ris’n, ascended, glorified!</text:span><text:span text:style-name="T6"><text:line-break/></text:span><text:span text:style-name="T6">Ris’n, ascended, glorified!</text:span></text:p>
            <text:p text:style-name="P12"><text:span text:style-name="T7"><text:line-break/></text:span><text:span text:style-name="T7"/></text:p>
            <text:p text:style-name="P13"><text:span text:style-name="T8"/></text:p>
            <text:p text:style-name="P13"><text:span text:style-name="T9"><text:s text:c="6"/></text:span><text:span text:style-name="T10"><text:s text:c="2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2T10:01:44.869000000</meta:creation-date>
    <dc:title>Hymn template</dc:title>
    <meta:editing-duration>PT17M34S</meta:editing-duration>
    <meta:editing-cycles>15</meta:editing-cycles>
    <meta:generator>LibreOffice/6.1.5.2$Windows_X86_64 LibreOffice_project/90f8dcf33c87b3705e78202e3df5142b201bd805</meta:generator>
    <meta:initial-creator>Arthur Hoch</meta:initial-creator>
    <dc:date>2019-04-23T13:41:08.347000000</dc:date>
    <meta:document-statistic meta:object-count="48"/>
    <meta:template xlink:type="simple" xlink:actuate="onRequest" xlink:title="Hymn template" xlink:href="../../AppData/Roaming/LibreOffice/4/user/template/Worship%20Templsates/Hymn%20template.otp" meta:date="2014-11-22T10:01:42.217000000"/>
  </office:meta>
</office:document-meta>
</file>